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“data”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ndidate 1 – rate 0.8 H2064_516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0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0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3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29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1]-1)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3]*[.C2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6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+[.C27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8]*[.C21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2]*[.C25]*[.C20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1]/([.C21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8]/[.C26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3:.C36])+10*LOG10([.C31]/[.C32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Add 8dB for multipath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2]/[.C26]" office:value-type="float" office:value="1125" calcext:value-type="float">
            <text:p>1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0:03:53.922933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06T11:06:39.179442846</dc:date>
    <meta:editing-duration>P1DT13H6M4S</meta:editing-duration>
    <meta:editing-cycles>50</meta:editing-cycles>
    <meta:generator>LibreOffice/6.0.7.3$Linux_X86_64 LibreOffice_project/00m0$Build-3</meta:generator>
    <dc:creator>David </dc:creator>
    <meta:document-statistic meta:table-count="4" meta:cell-count="340" meta:object-count="0"/>
  </office:meta>
</office:document-meta>
</file>